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795b8" officeooo:paragraph-rsid="000795b8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90b58" officeooo:paragraph-rsid="00090b58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en" fo:country="US" fo:font-weight="bold" officeooo:rsid="0009bb64" officeooo:paragraph-rsid="0009bb6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en" fo:country="US" fo:font-weight="bold" officeooo:rsid="0009bb64" officeooo:paragraph-rsid="000b265a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weight="bold" officeooo:rsid="0009bb64" officeooo:paragraph-rsid="000dab1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n" fo:country="US" fo:font-weight="bold" officeooo:rsid="0009bb64" officeooo:paragraph-rsid="0011e14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0b58" style:font-weight-asian="normal" style:font-weight-complex="normal"/>
    </style:style>
    <style:style style:name="T3" style:family="text">
      <style:text-properties fo:font-weight="normal" officeooo:rsid="000b265a" style:font-weight-asian="normal" style:font-weight-complex="normal"/>
    </style:style>
    <style:style style:name="T4" style:family="text">
      <style:text-properties fo:font-weight="normal" officeooo:rsid="000dab19" style:font-weight-asian="normal" style:font-weight-complex="normal"/>
    </style:style>
    <style:style style:name="T5" style:family="text">
      <style:text-properties fo:font-weight="normal" officeooo:rsid="000f31e7" style:font-weight-asian="normal" style:font-weight-complex="normal"/>
    </style:style>
    <style:style style:name="T6" style:family="text">
      <style:text-properties fo:font-weight="normal" officeooo:rsid="0011e149" style:font-weight-asian="normal" style:font-weight-complex="normal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pt" fo:country="BR"/>
    </style:style>
    <style:style style:name="T9" style:family="text">
      <style:text-properties fo:language="pt" fo:country="BR" fo:font-weight="normal" style:font-weight-asian="normal" style:font-weight-complex="normal"/>
    </style:style>
    <style:style style:name="T10" style:family="text">
      <style:text-properties fo:language="pt" fo:country="BR" fo:font-weight="normal" officeooo:rsid="00090b58" style:font-weight-asian="normal" style:font-weight-complex="normal"/>
    </style:style>
    <style:style style:name="T11" style:family="text">
      <style:text-properties fo:language="pt" fo:country="BR" fo:font-weight="normal" officeooo:rsid="000b265a" style:font-weight-asian="normal" style:font-weight-complex="normal"/>
    </style:style>
    <style:style style:name="T12" style:family="text">
      <style:text-properties fo:language="pt" fo:country="BR" fo:font-weight="normal" officeooo:rsid="000d6c57" style:font-weight-asian="normal" style:font-weight-complex="normal"/>
    </style:style>
    <style:style style:name="T13" style:family="text">
      <style:text-properties fo:language="pt" fo:country="BR" fo:font-weight="normal" officeooo:rsid="000dab19" style:font-weight-asian="normal" style:font-weight-complex="normal"/>
    </style:style>
    <style:style style:name="T14" style:family="text">
      <style:text-properties fo:language="pt" fo:country="BR" fo:font-weight="normal" officeooo:rsid="00112346" style:font-weight-asian="normal" style:font-weight-complex="normal"/>
    </style:style>
    <style:style style:name="T15" style:family="text">
      <style:text-properties fo:language="pt" fo:country="BR" fo:font-weight="normal" officeooo:rsid="0011e149" style:font-weight-asian="normal" style:font-weight-complex="normal"/>
    </style:style>
    <style:style style:name="T16" style:family="text">
      <style:text-properties fo:language="pt" fo:country="BR" officeooo:rsid="000d6c57"/>
    </style:style>
    <style:style style:name="T17" style:family="text">
      <style:text-properties fo:language="pt" fo:country="BR" officeooo:rsid="000b265a"/>
    </style:style>
    <style:style style:name="T18" style:family="text">
      <style:text-properties fo:language="pt" fo:country="BR" officeooo:rsid="000dab19"/>
    </style:style>
    <style:style style:name="T19" style:family="text">
      <style:text-properties fo:language="pt" fo:country="BR" officeooo:rsid="00112346"/>
    </style:style>
    <style:style style:name="T20" style:family="text">
      <style:text-properties officeooo:rsid="000dab19"/>
    </style:style>
    <style:style style:name="T21" style:family="text">
      <style:text-properties officeooo:rsid="0011e1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 1: <text:span text:style-name="T1">A função clone vai criar uma LinuxThread e retornar, em caso de sucesso, o PID da thread criada ou, em caso de falha, o valor –1.</text:span></text:p>
      <text:p text:style-name="P1"><text:span text:style-name="T1"/></text:p>
      <text:p text:style-name="P1">Exercício 2: <text:span text:style-name="T1">Assim como a função fork, a função clone gerará um processo exatamente igual ao processo pai. </text:span><text:span text:style-name="T5">E</text:span><text:span text:style-name="T1">ntretanto, o ponto de execução do processo gerado pelo clone é em uma função passada para ele, ao invés da linha seguinte de onde foi chamado pelo pai. Além disso, o processo gerado pela função clone se encerrará no final da função que foi passada como parâmetro. Outro ponto que deve ser destacado é a possibilidade de gerenciar, através do parâmetro flags, como o processo gerado se comportará quanto ao espaço de memória pai, porém sempre com a própria pilha de execução.</text:span></text:p>
      <text:p text:style-name="P1"><text:span text:style-name="T1"/></text:p>
      <text:p text:style-name="P2">Exercício 3: <text:span text:style-name="T1">De acordo com o código rodado no arquivo ex3.c, a thread é encerrada juntamente ao restante do programa, já que faz parte do mesmo grupo de processo e compartilha o mesmo espaço de memória que o processo principal. Além disso, como pode ser evidenciado pelo código do arquivo ex3_1.c, se nenhuma flag for enviada na função clone, mesmo com o fim do processo principal, a thread continuará funcionando e finalizará sua execução </text:span><text:span text:style-name="T7">como um processo independente</text:span><text:span text:style-name="T1">.</text:span></text:p>
      <text:p text:style-name="P2"><text:span text:style-name="T1"/></text:p>
      <text:p text:style-name="P3">Exerc<text:span text:style-name="T8">ício 4: <text:s/></text:span><text:span text:style-name="T10">De acordo com o código rodado no arquivo ex</text:span><text:span text:style-name="T9">4</text:span><text:span text:style-name="T10">.c, </text:span><text:span text:style-name="T9">o processo é criado normalmente e executa juntamente à thread. Caso a thread ou processo principal se encerrem antes da conclusão do processo filho, o processo filho é assumido pelo processo de pid 1, encerrando sua execução normalmente, como evidenciado pelo código no arquivo ex4_1.c.</text:span></text:p>
      <text:p text:style-name="P3"><text:span text:style-name="T9"/></text:p>
      <text:p text:style-name="P4"><text:span text:style-name="T8">Exercício </text:span><text:span text:style-name="T16">5</text:span><text:span text:style-name="T8">: </text:span><text:span text:style-name="T9"><text:s/></text:span><text:span text:style-name="T10">De acordo com o código rodado no arquivo ex</text:span><text:span text:style-name="T11">5</text:span><text:span text:style-name="T10">.c, </text:span><text:span text:style-name="T3">a thread </text:span><text:span text:style-name="T11">é executada normalmente e funciona exatamente como a thread do processo principal. Seu PID é o mesmo do processo principal e ela possui um LWP diferente das outras threads. Mesmo que a thread que a criou seja encerrada antes dela, sua execução continua, como evidenciado pelo código no arquivo ex5_1.c.</text:span></text:p>
      <text:p text:style-name="P4"><text:span text:style-name="T11"/></text:p>
      <text:p text:style-name="P5"><text:span text:style-name="T17">Exercício </text:span><text:span text:style-name="T20">6</text:span><text:span text:style-name="T17">:</text:span><text:span text:style-name="T11"> <text:s/></text:span><text:span text:style-name="T10">De acordo com o código rodado no arquivo ex</text:span><text:span text:style-name="T13">6.</text:span><text:span text:style-name="T4">c, todos os processos, incluindo o processo principal s</text:span><text:span text:style-name="T13">ão encerrados.</text:span></text:p>
      <text:p text:style-name="P5"><text:span text:style-name="T13"/></text:p>
      <text:p text:style-name="P5"><text:span text:style-name="T18"/></text:p>
      <text:p text:style-name="P6"><text:span text:style-name="T17">Exercício </text:span><text:span text:style-name="T19">7: </text:span><text:span text:style-name="T10">De acordo com o código rodado no arquivo </text:span><text:span text:style-name="T2">ex</text:span><text:span text:style-name="T6">7</text:span><text:span text:style-name="T4">.c, </text:span><text:span text:style-name="T6">as threads continuam sua execu</text:span><text:span text:style-name="T15">ção normalment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14:00:40.453000000</meta:creation-date>
    <dc:date>2024-09-25T18:36:02.695000000</dc:date>
    <meta:editing-duration>PT4H2M33S</meta:editing-duration>
    <meta:editing-cycles>8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7" meta:word-count="362" meta:character-count="2150" meta:non-whitespace-character-count="1792"/>
  </office:meta>
</office:document-meta>
</file>